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rsid="0003d621" officeooo:paragraph-rsid="0003d621" style:font-size-asian="10.5pt" style:font-size-complex="12pt"/>
    </style:style>
    <style:style style:name="P2" style:family="paragraph" style:parent-style-name="Text_20_body">
      <style:text-properties fo:font-size="12pt" officeooo:rsid="0003d621" officeooo:paragraph-rsid="00091bac" style:font-size-asian="10.5pt" style:font-size-complex="12pt"/>
    </style:style>
    <style:style style:name="T1" style:family="text">
      <style:text-properties officeooo:rsid="00053b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ATION OF S LSTTICE OF MASSES LINKED BY SPRINGS</text:p>
      <text:p text:style-name="P1">The arrangement of springs and masses:</text:p>
      <text:p text:style-name="P1"><text:s text:c="6"/>The springs are connected to the masses in x and y directions.</text:p>
      <text:p text:style-name="P1">The application of force:</text:p>
      <text:p text:style-name="P1"><text:s text:c="5"/>External Force “F_external” is applied on the 2 masses of the center column. </text:p>
      <text:p text:style-name="P1">Tasks Performed:</text:p>
      <text:p text:style-name="P1">Functions written for the following.</text:p>
      <text:p text:style-name="P1">1)Initialize_masses_positions.c</text:p>
      <text:p text:style-name="P1">2)Initialize_masses_velocity.c</text:p>
      <text:p text:style-name="P1">3)Define_bc.c</text:p>
      <text:p text:style-name="P1">4)Build_neigh_list.c</text:p>
      <text:p text:style-name="P1">5)Calculate_force.c</text:p>
      <text:p text:style-name="P1">6)Update_position.c</text:p>
      <text:p text:style-name="P1">7)Save_force.c</text:p>
      <text:p text:style-name="P1"/>
      <text:p text:style-name="P1">Tasks I could not execute:</text:p>
      <text:p text:style-name="P1">1)Read_input()</text:p>
      <text:p text:style-name="P1">2)Allocate_memory()</text:p>
      <text:p text:style-name="P1">3)Save_crystal()</text:p>
      <text:p text:style-name="P1">4)Makefile</text:p>
      <text:p text:style-name="P2"><text:s text:c="6"/><text:span text:style-name="T1">I have created the makefile but I could not run it and check it. As I could not allocate memory the code is executed for limited values of inputs. The values I used for testing the program are given in the file Readme.txt along with the command for executing the program. The output data is stored in the file out.da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veen </meta:initial-creator>
    <meta:creation-date>2014-05-02T16:59:56.796317848</meta:creation-date>
    <dc:date>2014-05-02T17:27:21.986649353</dc:date>
    <dc:creator>Praveen </dc:creator>
    <meta:editing-duration>PT6M12S</meta:editing-duration>
    <meta:editing-cycles>5</meta:editing-cycles>
    <meta:generator>LibreOffice/4.1.3.2$Linux_X86_64 LibreOffice_project/410m0$Build-2</meta:generator>
    <meta:document-statistic meta:table-count="0" meta:image-count="0" meta:object-count="0" meta:page-count="1" meta:paragraph-count="20" meta:word-count="127" meta:character-count="874" meta:non-whitespace-character-count="749"/>
  </office:meta>
</office:document-meta>
</file>